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35.5" calcext:value-type="float">
            <text:p>35,5</text:p>
          </table:table-cell>
          <table:table-cell table:style-name="ce2" table:formula="of:=SUM([.C3:.C150])" office:value-type="float" office:value="32.5" calcext:value-type="float">
            <text:p>32,5</text:p>
          </table:table-cell>
          <table:table-cell table:style-name="ce2" table:formula="of:=SUM([.B2:.C2])" office:value-type="float" office:value="68" calcext:value-type="float">
            <text:p>68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3mm" svg:height="89.94mm" svg:x="225.02mm" svg:y="16.08mm">
            <loext:p draw:notify-on-update-of-ranges="Reviews.A4:Reviews.A4 Reviews.B4:Reviews.E4 Reviews.A19:Reviews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0"/>
        <table:table-column table:style-name="co1" table:number-columns-repeated="3" table:default-cell-style-name="ce15"/>
        <table:table-column table:style-name="co1" table:default-cell-style-name="ce16"/>
        <table:table-column table:style-name="co4" table:default-cell-style-name="Default"/>
        <table:table-column table:style-name="co1" table:default-cell-style-name="ce18"/>
        <table:table-column table:style-name="co1" table:number-columns-repeated="1017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9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20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7"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7"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al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-00-00</text:date>, <text:time style:data-style-name="N2" text:time-value="23:47:40.466577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6-28T23:52:41.570569520</dc:date>
    <meta:editing-duration>PT1H38M36S</meta:editing-duration>
    <meta:editing-cycles>43</meta:editing-cycles>
    <meta:generator>LibreOffice/5.0.5.2$Linux_X86_64 LibreOffice_project/00m0$Build-2</meta:generator>
    <meta:document-statistic meta:table-count="2" meta:cell-count="1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5:Reviews.E17 Reviews.B4:Reviews.E4" chart:data-source-has-labels="both" svg:x="0.525cm" svg:y="0.257cm" svg:width="23.751cm" svg:height="12.349cm">
          <chartooo:coordinate-region svg:x="2.01cm" svg:y="0.257cm" svg:width="22.266cm" svg:height="7.298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al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95cm" xlink:href=".." xlink:type="simple" chart:class="chart:bar" chart:style-name="ch1">
        <chart:legend svg:x="0cm" svg:y="0cm" style:legend-expansion="custom" chartooo:width="15.984cm" chartooo:height="8.995cm" style:legend-expansion-aspect-ratio="1.77698721511951" chart:style-name="ch2"/>
        <chart:plot-area chart:style-name="ch3" table:cell-range-address="Reviews.A4:Reviews.E4 Reviews.A19:Reviews.E19" chart:data-source-has-labels="both" svg:x="0.319cm" svg:y="0.179cm" svg:width="15.346cm" svg:height="8.637cm">
          <chartooo:coordinate-region svg:x="1.126cm" svg:y="0.378cm" svg:width="14.539cm" svg:height="7.791cm"/>
          <chart:axis chart:dimension="x" chart:name="primary-x" chart:style-name="ch4" chartooo:axis-type="auto">
            <chartooo:date-scale/>
            <chart:categories table:cell-range-address="Reviews.B4:Reviews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A19:Reviews.E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Reviews.B4:Reviews.E4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Reviews.A19:Reviews.E19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